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Droid Sans" svg:font-family="'Droid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f4d8" officeooo:paragraph-rsid="0005f4d8"/>
    </style:style>
    <style:style style:name="P2" style:family="paragraph" style:parent-style-name="Standard">
      <style:text-properties officeooo:rsid="0006b988" officeooo:paragraph-rsid="0006b988"/>
    </style:style>
    <style:style style:name="P3" style:family="paragraph" style:parent-style-name="Standard">
      <style:text-properties officeooo:rsid="00089cf6" officeooo:paragraph-rsid="00089cf6"/>
    </style:style>
    <style:style style:name="P4" style:family="paragraph" style:parent-style-name="Standard">
      <style:text-properties officeooo:rsid="0009cce9" officeooo:paragraph-rsid="0009cce9"/>
    </style:style>
    <style:style style:name="P5" style:family="paragraph" style:parent-style-name="Standard">
      <style:text-properties officeooo:rsid="0009f016" officeooo:paragraph-rsid="0009f016"/>
    </style:style>
    <style:style style:name="P6" style:family="paragraph" style:parent-style-name="Standard">
      <style:text-properties officeooo:rsid="0009f57a" officeooo:paragraph-rsid="0009f57a"/>
    </style:style>
    <style:style style:name="P7" style:family="paragraph" style:parent-style-name="Standard">
      <style:text-properties officeooo:rsid="000b9458" officeooo:paragraph-rsid="000b9458"/>
    </style:style>
    <style:style style:name="P8" style:family="paragraph" style:parent-style-name="Standard">
      <style:text-properties officeooo:rsid="000c62ce" officeooo:paragraph-rsid="000c62ce"/>
    </style:style>
    <style:style style:name="P9" style:family="paragraph" style:parent-style-name="Standard">
      <style:text-properties officeooo:rsid="000c7c60" officeooo:paragraph-rsid="000c7c60"/>
    </style:style>
    <style:style style:name="P10" style:family="paragraph" style:parent-style-name="Standard">
      <style:text-properties officeooo:rsid="000ca57c" officeooo:paragraph-rsid="000ca57c"/>
    </style:style>
    <style:style style:name="P11" style:family="paragraph" style:parent-style-name="Standard">
      <style:text-properties officeooo:rsid="000e2d54" officeooo:paragraph-rsid="000e2d54"/>
    </style:style>
    <style:style style:name="P12" style:family="paragraph" style:parent-style-name="Standard">
      <style:text-properties officeooo:rsid="000e2d54" officeooo:paragraph-rsid="000e2d54" fo:background-color="#ffff00"/>
    </style:style>
    <style:style style:name="P13" style:family="paragraph" style:parent-style-name="Standard">
      <style:text-properties officeooo:rsid="000e671f" officeooo:paragraph-rsid="000e671f"/>
    </style:style>
    <style:style style:name="P14" style:family="paragraph" style:parent-style-name="Standard">
      <style:text-properties officeooo:rsid="000f9736" officeooo:paragraph-rsid="000f9736"/>
    </style:style>
    <style:style style:name="P15" style:family="paragraph" style:parent-style-name="Standard">
      <style:text-properties officeooo:rsid="001084e2" officeooo:paragraph-rsid="001084e2"/>
    </style:style>
    <style:style style:name="P16" style:family="paragraph" style:parent-style-name="Standard">
      <style:text-properties officeooo:rsid="00117288" officeooo:paragraph-rsid="00117288"/>
    </style:style>
    <style:style style:name="P17" style:family="paragraph" style:parent-style-name="Standard">
      <style:text-properties officeooo:rsid="001629ac" officeooo:paragraph-rsid="001629ac"/>
    </style:style>
    <style:style style:name="P18" style:family="paragraph" style:parent-style-name="Standard">
      <style:text-properties officeooo:rsid="0018a580" officeooo:paragraph-rsid="0018a580"/>
    </style:style>
    <style:style style:name="P19" style:family="paragraph" style:parent-style-name="Standard">
      <style:text-properties officeooo:rsid="00202ebf" officeooo:paragraph-rsid="00202ebf"/>
    </style:style>
    <style:style style:name="P20" style:family="paragraph" style:parent-style-name="Standard">
      <style:text-properties officeooo:rsid="0020b6f3" officeooo:paragraph-rsid="0020b6f3"/>
    </style:style>
    <style:style style:name="P21" style:family="paragraph" style:parent-style-name="Standard">
      <style:text-properties officeooo:rsid="0022955d" officeooo:paragraph-rsid="0022955d"/>
    </style:style>
    <style:style style:name="P22" style:family="paragraph" style:parent-style-name="Standard">
      <style:text-properties officeooo:rsid="0022955d" officeooo:paragraph-rsid="0023871b"/>
    </style:style>
    <style:style style:name="P23" style:family="paragraph" style:parent-style-name="Standard">
      <style:text-properties officeooo:rsid="0023ae46" officeooo:paragraph-rsid="0023ae46"/>
    </style:style>
    <style:style style:name="P24" style:family="paragraph" style:parent-style-name="Standard">
      <style:text-properties officeooo:rsid="0024f721" officeooo:paragraph-rsid="0024f721"/>
    </style:style>
    <style:style style:name="P25" style:family="paragraph" style:parent-style-name="Standard">
      <style:text-properties officeooo:rsid="0024f721" officeooo:paragraph-rsid="002bca91"/>
    </style:style>
    <style:style style:name="P26" style:family="paragraph" style:parent-style-name="Standard">
      <style:text-properties officeooo:rsid="0024f721" officeooo:paragraph-rsid="002fdcce"/>
    </style:style>
    <style:style style:name="P27" style:family="paragraph" style:parent-style-name="Standard">
      <style:text-properties fo:font-weight="bold" officeooo:rsid="0024f721" officeooo:paragraph-rsid="0024f721" style:font-weight-asian="bold" style:font-weight-complex="bold"/>
    </style:style>
    <style:style style:name="P28" style:family="paragraph" style:parent-style-name="Standard">
      <style:text-properties fo:font-weight="bold" officeooo:rsid="0030c7bc" officeooo:paragraph-rsid="0030c7bc" style:font-weight-asian="bold" style:font-weight-complex="bold"/>
    </style:style>
    <style:style style:name="P29" style:family="paragraph" style:parent-style-name="Standard">
      <style:text-properties officeooo:rsid="00284f71" officeooo:paragraph-rsid="00284f71"/>
    </style:style>
    <style:style style:name="P30" style:family="paragraph" style:parent-style-name="Standard">
      <style:text-properties officeooo:rsid="002abb25" officeooo:paragraph-rsid="002abb25"/>
    </style:style>
    <style:style style:name="P31" style:family="paragraph" style:parent-style-name="Standard">
      <style:text-properties officeooo:rsid="002fdcce" officeooo:paragraph-rsid="002fdcce"/>
    </style:style>
    <style:style style:name="P32" style:family="paragraph" style:parent-style-name="Standard">
      <style:text-properties officeooo:rsid="00312ee5" officeooo:paragraph-rsid="00312ee5"/>
    </style:style>
    <style:style style:name="P33" style:family="paragraph" style:parent-style-name="Standard">
      <style:text-properties officeooo:rsid="0031eef5" officeooo:paragraph-rsid="0031eef5"/>
    </style:style>
    <style:style style:name="P34" style:family="paragraph" style:parent-style-name="Standard">
      <style:text-properties officeooo:rsid="0033bbbc" officeooo:paragraph-rsid="003abc14"/>
    </style:style>
    <style:style style:name="P35" style:family="paragraph" style:parent-style-name="Standard">
      <style:text-properties officeooo:rsid="00353295" officeooo:paragraph-rsid="00353295"/>
    </style:style>
    <style:style style:name="P36" style:family="paragraph" style:parent-style-name="Standard">
      <style:text-properties officeooo:rsid="00372101" officeooo:paragraph-rsid="00372101"/>
    </style:style>
    <style:style style:name="P37" style:family="paragraph" style:parent-style-name="Standard">
      <style:text-properties officeooo:rsid="00372101" officeooo:paragraph-rsid="004764b1"/>
    </style:style>
    <style:style style:name="P38" style:family="paragraph" style:parent-style-name="Standard">
      <style:text-properties officeooo:rsid="003abc14" officeooo:paragraph-rsid="003abc14"/>
    </style:style>
    <style:style style:name="P39" style:family="paragraph" style:parent-style-name="Standard">
      <style:text-properties officeooo:rsid="003bbe49" officeooo:paragraph-rsid="003bbe49"/>
    </style:style>
    <style:style style:name="P40" style:family="paragraph" style:parent-style-name="Standard">
      <style:text-properties officeooo:rsid="003d12e5" officeooo:paragraph-rsid="003d12e5"/>
    </style:style>
    <style:style style:name="P41" style:family="paragraph" style:parent-style-name="Standard">
      <style:text-properties officeooo:rsid="003f4399" officeooo:paragraph-rsid="003f4399"/>
    </style:style>
    <style:style style:name="P42" style:family="paragraph" style:parent-style-name="Standard">
      <style:text-properties officeooo:rsid="003f4399" officeooo:paragraph-rsid="004764b1"/>
    </style:style>
    <style:style style:name="P43" style:family="paragraph" style:parent-style-name="Standard">
      <style:text-properties officeooo:rsid="00459868" officeooo:paragraph-rsid="00459868"/>
    </style:style>
    <style:style style:name="P44" style:family="paragraph" style:parent-style-name="Standard">
      <style:text-properties officeooo:rsid="002bca91" officeooo:paragraph-rsid="002bca91"/>
    </style:style>
    <style:style style:name="P45" style:family="paragraph" style:parent-style-name="Standard">
      <style:text-properties officeooo:rsid="0026f3f3" officeooo:paragraph-rsid="002fdcce"/>
    </style:style>
    <style:style style:name="P46" style:family="paragraph" style:parent-style-name="Standard">
      <style:text-properties officeooo:rsid="0039018c" officeooo:paragraph-rsid="004764b1"/>
    </style:style>
    <style:style style:name="P47" style:family="paragraph" style:parent-style-name="Standard">
      <style:text-properties officeooo:rsid="0039018c" officeooo:paragraph-rsid="0042328e"/>
    </style:style>
    <style:style style:name="P48" style:family="paragraph" style:parent-style-name="Preformatted_20_Text">
      <style:text-properties officeooo:paragraph-rsid="001f77d6"/>
    </style:style>
    <style:style style:name="P49" style:family="paragraph" style:parent-style-name="Standard">
      <style:text-properties officeooo:rsid="00459868" officeooo:paragraph-rsid="00459868"/>
    </style:style>
    <style:style style:name="P50" style:family="paragraph" style:parent-style-name="Standard">
      <style:text-properties officeooo:rsid="004bc584" officeooo:paragraph-rsid="004bc584"/>
    </style:style>
    <style:style style:name="P51" style:family="paragraph" style:parent-style-name="Standard">
      <style:text-properties officeooo:rsid="004bc584" officeooo:paragraph-rsid="004ebe05"/>
    </style:style>
    <style:style style:name="P52" style:family="paragraph" style:parent-style-name="Standard">
      <style:text-properties officeooo:rsid="004ce3b6" officeooo:paragraph-rsid="004ce3b6"/>
    </style:style>
    <style:style style:name="P53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background-color="#ffff00"/>
    </style:style>
    <style:style style:name="T2" style:family="text">
      <style:text-properties officeooo:rsid="0018d476" fo:background-color="#ffff00"/>
    </style:style>
    <style:style style:name="T3" style:family="text">
      <style:text-properties officeooo:rsid="0009f57a"/>
    </style:style>
    <style:style style:name="T4" style:family="text">
      <style:text-properties officeooo:rsid="000a943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35a7e"/>
    </style:style>
    <style:style style:name="T7" style:family="text">
      <style:text-properties officeooo:rsid="001a09a2"/>
    </style:style>
    <style:style style:name="T8" style:family="text">
      <style:text-properties officeooo:rsid="001bd951"/>
    </style:style>
    <style:style style:name="T9" style:family="text">
      <style:text-properties officeooo:rsid="0023871b"/>
    </style:style>
    <style:style style:name="T10" style:family="text">
      <style:text-properties officeooo:rsid="0026f3f3"/>
    </style:style>
    <style:style style:name="T11" style:family="text">
      <style:text-properties officeooo:rsid="002a2d8c"/>
    </style:style>
    <style:style style:name="T12" style:family="text">
      <style:text-properties officeooo:rsid="002bca91"/>
    </style:style>
    <style:style style:name="T13" style:family="text">
      <style:text-properties officeooo:rsid="0033bbbc"/>
    </style:style>
    <style:style style:name="T14" style:family="text">
      <style:text-properties officeooo:rsid="0036654f"/>
    </style:style>
    <style:style style:name="T15" style:family="text">
      <style:text-properties officeooo:rsid="0039018c"/>
    </style:style>
    <style:style style:name="T16" style:family="text">
      <style:text-properties officeooo:rsid="003b8299"/>
    </style:style>
    <style:style style:name="T17" style:family="text">
      <style:text-properties officeooo:rsid="003c89aa"/>
    </style:style>
    <style:style style:name="T18" style:family="text">
      <style:text-properties officeooo:rsid="003d12e5"/>
    </style:style>
    <style:style style:name="T19" style:family="text">
      <style:text-properties officeooo:rsid="003d6949"/>
    </style:style>
    <style:style style:name="T20" style:family="text">
      <style:text-properties officeooo:rsid="00406f48"/>
    </style:style>
    <style:style style:name="T21" style:family="text">
      <style:text-properties officeooo:rsid="00437c6b"/>
    </style:style>
    <style:style style:name="T22" style:family="text">
      <style:text-properties officeooo:rsid="0048fcc6"/>
    </style:style>
    <style:style style:name="T23" style:family="text">
      <style:text-properties officeooo:rsid="004952a9"/>
    </style:style>
    <style:style style:name="T24" style:family="text">
      <style:text-properties officeooo:rsid="004ce3b6"/>
    </style:style>
    <style:style style:name="T25" style:family="text">
      <style:text-properties officeooo:rsid="00501502"/>
    </style:style>
    <style:style style:name="T26" style:family="text">
      <style:text-properties officeooo:rsid="00510dc7"/>
    </style:style>
    <style:style style:name="T27" style:family="text">
      <style:text-properties officeooo:rsid="00590b87"/>
    </style:style>
    <style:style style:name="T28" style:family="text">
      <style:text-properties officeooo:rsid="005ca92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54"><text:a xlink:type="simple" xlink:href="#__RefHeading__450_2005941783" text:style-name="Index_20_Link" text:visited-style-name="Index_20_Link">Отчет 2014-05-29 (casebook.ru)<text:tab/>1</text:a></text:p>
          <text:p text:style-name="P54"><text:a xlink:type="simple" xlink:href="#__RefHeading__452_2005941783" text:style-name="Index_20_Link" text:visited-style-name="Index_20_Link">Отчет 2014-06-06 (предложения по сохраняемым атрибутам)<text:tab/>4</text:a></text:p>
          <text:p text:style-name="P55"><text:a xlink:type="simple" xlink:href="#__RefHeading__454_2005941783" text:style-name="Index_20_Link" text:visited-style-name="Index_20_Link">Участники (side)<text:tab/>5</text:a></text:p>
          <text:p text:style-name="P53"><text:a xlink:type="simple" xlink:href="#__RefHeading__456_2005941783" text:style-name="Index_20_Link" text:visited-style-name="Index_20_Link">Calendar/Period<text:tab/>5</text:a></text:p>
          <text:p text:style-name="P53"><text:a xlink:type="simple" xlink:href="#__RefHeading__458_2005941783" text:style-name="Index_20_Link" text:visited-style-name="Index_20_Link">Card/BankruptCard<text:tab/>6</text:a></text:p>
          <text:p text:style-name="P53"><text:a xlink:type="simple" xlink:href="#__RefHeading__460_2005941783" text:style-name="Index_20_Link" text:visited-style-name="Index_20_Link">Card/BusinessCard<text:tab/>7</text:a></text:p>
          <text:p text:style-name="P53"><text:a xlink:type="simple" xlink:href="#__RefHeading__462_2005941783" text:style-name="Index_20_Link" text:visited-style-name="Index_20_Link">Search/Cases<text:tab/>8</text:a></text:p>
          <text:p text:style-name="P53"><text:a xlink:type="simple" xlink:href="#__RefHeading__464_2005941783" text:style-name="Index_20_Link" text:visited-style-name="Index_20_Link">Search/CasesGj<text:tab/>9</text:a></text:p>
          <text:p text:style-name="P55"><text:a xlink:type="simple" xlink:href="#__RefHeading__466_2005941783" text:style-name="Index_20_Link" text:visited-style-name="Index_20_Link">Дела (case)<text:tab/>10</text:a></text:p>
          <text:p text:style-name="P53"><text:a xlink:type="simple" xlink:href="#__RefHeading__468_2005941783" text:style-name="Index_20_Link" text:visited-style-name="Index_20_Link">Card/Case<text:tab/>10</text:a></text:p>
          <text:p text:style-name="P53"><text:a xlink:type="simple" xlink:href="#__RefHeading__470_2005941783" text:style-name="Index_20_Link" text:visited-style-name="Index_20_Link">Card/CaseDocuments<text:tab/>12</text:a></text:p>
        </text:index-body>
      </text:table-of-content>
      <text:p text:style-name="Text_20_body"/>
      <text:h text:style-name="Heading_20_1" text:outline-level="1"><text:bookmark-start text:name="__RefHeading__450_2005941783"/>Отчет 2014-05-29 <text:span text:style-name="T22">(casebook.ru)</text:span><text:bookmark-end text:name="__RefHeading__450_2005941783"/></text:h>
      <text:p text:style-name="P1">Задача была: попробовать сделать «читателя», который бы считывал все возможные данные с сайта casebook.ru. На вход читателю даются поисковые запросы, на выходе — набор файлов с информацией о делах и участниках.</text:p>
      <text:p text:style-name="P1"/>
      <text:p text:style-name="P1">В ходе создания этого читателя нужно было понять и оценить трудоемкость выемки информации с сайта.</text:p>
      <text:p text:style-name="P1"/>
      <text:p text:style-name="P2">На выполнение задачи было дано три дня. В итоге, на выполнение задачи ушло 7 рабочих дней. При этом еще остались некоторые нерешенные проблемы, <text:span text:style-name="T7">я их помечу желтеньким</text:span>. <text:span text:style-name="T8">Со сроками вышла промашка не из-за того, что работа сложная а потому, что объем обрабатываемых данных оказался больше чем показалось вначале. Также повлияла плохая структурированность этих данных.</text:span></text:p>
      <text:p text:style-name="P2"/>
      <text:p text:style-name="P3">На текущий момент читатель выполняет следующий объем работ.</text:p>
      <text:p text:style-name="P3"/>
      <text:p text:style-name="P4">Читая построчно файл input.lst, <text:span text:style-name="T4">алгоритм</text:span> каждую строку рассматривает как текст поискового запроса.</text:p>
      <text:p text:style-name="P4">Каждый запрос отправляется на два URL-а:</text:p>
      <text:p text:style-name="P4"><text:a xlink:type="simple" xlink:href="http://casebook.ru/api/Search/Cases">http://casebook.ru/api/Search/Cases</text:a></text:p>
      <text:p text:style-name="P4"><text:a xlink:type="simple" xlink:href="http://casebook.ru/api/Search/Sides">http://casebook.ru/api/Search/Sides</text:a></text:p>
      <text:p text:style-name="P4">Что дает поиск дел и участников.</text:p>
      <text:p text:style-name="P4"><text:span text:style-name="T1">Не хватает поиска дел общей юрисдикции (</text:span><text:a xlink:type="simple" xlink:href="http://casebook.ru/api/Search/CasesGj"><text:span text:style-name="T1">http://casebook.ru/api/Search/CasesGj</text:span></text:a><text:span text:style-name="T1">).</text:span></text:p>
      <text:p text:style-name="P5">Полученные ответы сохраняются в файлы с именами <text:span text:style-name="T3">вида</text:span></text:p>
      <text:p text:style-name="Preformatted_20_Text">query.&lt;query id&gt;.sides.json</text:p>
      <text:p text:style-name="Preformatted_20_Text">query.&lt;query id&gt;.cases.json</text:p>
      <text:p text:style-name="P6"/>
      <text:p text:style-name="P7">Для каждого найденного дела собирается информация с таких URL-ов:</text:p>
      <text:p text:style-name="P8"><text:a xlink:type="simple" xlink:href="http://casebook.ru/api/Card/Case">http://casebook.ru/api/Card/Case</text:a></text:p>
      <text:p text:style-name="P8"><text:a xlink:type="simple" xlink:href="http://casebook.ru/api/Card/CaseDocuments">http://casebook.ru/api/Card/CaseDocuments</text:a></text:p>
      <text:p text:style-name="P8"><text:a xlink:type="simple" xlink:href="http://casebook.ru/File/PdfDocumentArchiveCase">http://casebook.ru/File/PdfDocumentArchiveCase</text:a></text:p>
      <text:p text:style-name="P8"><text:a xlink:type="simple" xlink:href="http://casebook.ru/api/Card/Judge">http://casebook.ru/api/Card/Judge</text:a></text:p>
      <text:p text:style-name="P8">Причем <text:span text:style-name="T5">Card/Judge вызывается многократно</text:span>, для каждого упомянутого в деле судьи.</text:p>
      <text:p text:style-name="P8">Также, <text:span text:style-name="T5">для каждой упомянутой в деле стороны вызывается функция сбора сведений о этой стороне</text:span> (описание сбора данных о стороне см.ниже).</text:p>
      <text:p text:style-name="P11"><text:soft-page-break/>Тут возникает рекурсия, ибо в деле участвуют стороны а в файле стороны упомянуты дела.</text:p>
      <text:p text:style-name="P12">Глубина рекурсии на сегодня жестко ограничена.</text:p>
      <text:p text:style-name="P9">Полученные ответы сохраняются в файлы вида</text:p>
      <text:p text:style-name="Preformatted_20_Text">card.&lt;judge id&gt;.judge.json</text:p>
      <text:p text:style-name="Preformatted_20_Text">file.&lt;case id&gt;.casedocuments.zip</text:p>
      <text:p text:style-name="Preformatted_20_Text">card.&lt;case id&gt;.casedocuments.json</text:p>
      <text:p text:style-name="Preformatted_20_Text">card.&lt;case id&gt;.case.json</text:p>
      <text:p text:style-name="P10"/>
      <text:p text:style-name="P13">Для каждой найденной стороны собирается информация с таких URL-ов:</text:p>
      <text:p text:style-name="P14"><text:a xlink:type="simple" xlink:href="http://casebook.ru/api/Card/Excerpt">http://casebook.ru/api/Card/Excerpt</text:a></text:p>
      <text:p text:style-name="P14"><text:a xlink:type="simple" xlink:href="http://casebook.ru/api/Search/SidesDetailsEx">http://casebook.ru/api/Search/SidesDetailsEx</text:a></text:p>
      <text:p text:style-name="P14"><text:a xlink:type="simple" xlink:href="http://casebook.ru/api/Card/AccountingStat">http://casebook.ru/api/Card/AccountingStat</text:a></text:p>
      <text:p text:style-name="P14"><text:a xlink:type="simple" xlink:href="http://casebook.ru/api/Calendar/Period">http://casebook.ru/api/Calendar/Period</text:a></text:p>
      <text:p text:style-name="P14"><text:a xlink:type="simple" xlink:href="http://casebook.ru/api/Card/BankruptCard">http://casebook.ru/api/Card/BankruptCard</text:a></text:p>
      <text:p text:style-name="P14"><text:a xlink:type="simple" xlink:href="http://casebook.ru/api/Card/BusinessCard">http://casebook.ru/api/Card/BusinessCard</text:a></text:p>
      <text:p text:style-name="P14"><text:a xlink:type="simple" xlink:href="http://casebook.ru/api/Search/Cases">http://casebook.ru/api/Search/Cases</text:a></text:p>
      <text:p text:style-name="P14"><text:a xlink:type="simple" xlink:href="http://casebook.ru/api/Search/CasesGj">http://casebook.ru/api/Search/CasesGj</text:a></text:p>
      <text:p text:style-name="P15">Сведения, полученные из <text:span text:style-name="T5">Card/BankruptCard используются для получения списка дел, по каждому из которых выполняется сбор информации</text:span>, как описано выше. Тут тоже возникает рекурсия.</text:p>
      <text:p text:style-name="P15">Сведения из <text:span text:style-name="T5">Card/BusinessCard используются для получения списка лиц, по каждому из которых выполняется сбор сведений</text:span> как о стороне — чистая рекурсия.</text:p>
      <text:p text:style-name="P17"><text:span text:style-name="T1">Не хватает обработки списков дел из Search/Cases, Search/CasesGj</text:span>.</text:p>
      <text:p text:style-name="P18"><text:span text:style-name="T1">Нет получения сведений о истории руководства — </text:span><text:span text:style-name="T2">тут требуется </text:span><text:span text:style-name="T1">асинхронная обработка запроса</text:span>.</text:p>
      <text:p text:style-name="P15">Полученные ответы сохраняются в файлы вида</text:p>
      <text:p text:style-name="Preformatted_20_Text">search.<text:span text:style-name="T6">&lt;side id&gt;</text:span>.casesgj4side.json</text:p>
      <text:p text:style-name="P48">search.<text:span text:style-name="T6">&lt;side id&gt;</text:span>.cases4side.json</text:p>
      <text:p text:style-name="P48">card.<text:span text:style-name="T6">&lt;side id&gt;</text:span>.businesscard.json</text:p>
      <text:p text:style-name="P48">card.<text:span text:style-name="T6">&lt;side id&gt;</text:span>.bankruptcard.json</text:p>
      <text:p text:style-name="P48">calendar.<text:span text:style-name="T6">&lt;side id&gt;</text:span>.period.json</text:p>
      <text:p text:style-name="P48">search.<text:span text:style-name="T6">&lt;side id&gt;</text:span>.sidesdetailsex.json</text:p>
      <text:p text:style-name="P48">card.<text:span text:style-name="T6">&lt;side id&gt;</text:span>.excerpt.pdf</text:p>
      <text:p text:style-name="P48">card.<text:span text:style-name="T6">&lt;side id&gt;</text:span>.accountingstat.json</text:p>
      <text:p text:style-name="P16"/>
      <text:p text:style-name="P19">Все упомянутые файлы регистрируются в едином индексном файле</text:p>
      <text:p text:style-name="P20">index.json</text:p>
      <text:p text:style-name="P20"/>
      <text:p text:style-name="P21">Примеры упомянутых файлов можно найти в архиве</text:p>
      <text:p text:style-name="P21">data.samples.zip</text:p>
      <text:p text:style-name="P21"/>
      <text:p text:style-name="P22">Для удобного просмотра JSON данных можно воспользоваться одним из веб-сервисов, например этим: <text:a xlink:type="simple" xlink:href="http://jsonviewer.stack.hu/"><text:span text:style-name="T9">http://jsonviewer.stack.hu/</text:span></text:a></text:p>
      <text:p text:style-name="P22"/>
      <text:p text:style-name="P23">Код программы «читатель» доступен здесь: <text:a xlink:type="simple" xlink:href="https://github.com/vasnake/casebook/tree/dev">https://github.com/vasnake/casebook/tree/dev</text:a></text:p>
      <text:p text:style-name="P23"/>
      <text:p text:style-name="P27"><text:span text:style-name="T11">Возможные б</text:span>лижайшие задачи на будущее</text:p>
      <text:p text:style-name="P30"><text:span text:style-name="T1">Чего не хватает читателю</text:span>.</text:p>
      <text:p text:style-name="P44">Сейчас я не могу гарантировать, что читатель снимает все доступные данные. Наверняка что-то пропущено (кроме явно отмеченного выше).</text:p>
      <text:p text:style-name="P25"/>
      <text:p text:style-name="P26"><text:soft-page-break/><text:span text:style-name="T12">Нужен б</text:span>олее <text:span text:style-name="T10">полный и</text:span> детальный анализ выдаваемых сайтом данных, их интерпретация; выявление закономерностей.</text:p>
      <text:p text:style-name="P45">Проблема в том, что для накапливания репрезентативной выборки надо очень много времени потратить на ручную работу с сайтом. При этом было бы неплохо еще обладать специфическими знаниями и терминологией.</text:p>
      <text:p text:style-name="P24"/>
      <text:p text:style-name="P24">Реализация скачивания недостающих блоков информации.</text:p>
      <text:p text:style-name="P24"/>
      <text:p text:style-name="P29">Обработка ошибок. Этот пункт отягчается невнятностью выдаваемых casebook.ru сообщений о ошибках, очень часто невозможно понять, что не так и, соответственно, как на это реагировать. Очевидно, потому, что система рассчитана на взаимодействие с человеком а не машиной.</text:p>
      <text:p text:style-name="P31">Сейчас, запустив читателя, нельзя гарантировать, что он не отвалится через несколько секунд, вместо того, чтобы надежно скачать то, что доступно.</text:p>
      <text:p text:style-name="P31"/>
      <text:p text:style-name="P28">Как можно использовать casebook.ru</text:p>
      <text:p text:style-name="P32">Исходная посылка была: скачивать данные и складывать их в SQL базу данных.</text:p>
      <text:p text:style-name="P32"/>
      <text:p text:style-name="P33">Сейчас я вижу три более-менее интересных решения.</text:p>
      <text:p text:style-name="P33"/>
      <text:p text:style-name="P33">1. Как и планировалось, периодически собирать данные с casebook.ru <text:span text:style-name="T13">и раскладывать их по таблицам SQL БД.</text:span></text:p>
      <text:p text:style-name="P34">У такого решения есть один серьезный плюс — табличные данные легко доступны для выборки и показа пользователям. </text:p>
      <text:p text:style-name="P34">Но есть и серьезные минусы:</text:p>
      <text:p text:style-name="P35">поскольку сбор данных работает в пакетном режиме, образуется большая пауза между подачей заявки на получение данных по запросу пользователя и ответом. Пока по расписанию отработает читатель, пока он соберет весь пакет данных, пока эти данные попадут в БД, и т. д.</text:p>
      <text:p text:style-name="P35">Кроме того, реализация такого решения потребует большого количества аналитической работы: выделить сущности и связи, нормализовать, нарисовать схему, создать БД, написать бизнес логику вставки/удалений/обновлений данных, написать парсеры, загрузчики, отладить это все.</text:p>
      <text:p text:style-name="P35">Полагаю, никак не меньше <text:span text:style-name="T20">календарного</text:span> месяца работы может потребоваться. И после этого надо будет еще писать систему доступа к данным в БД для конечных пользователей: <text:span text:style-name="T14">интерфейс, запросы на выборку, отображение сущностей и связей, и т. д.</text:span></text:p>
      <text:p text:style-name="P35"/>
      <text:p text:style-name="P36">2. Более простая версия первого варианта — собирать данные с casebook.ru и сразу складывать их в MongoDB. То есть, переделать читателя, чтобы он складывал данные в файлы <text:span text:style-name="T23">не </text:span>на диске а в MongoDB. После чего сделать веб-сервис для отображения данных из этой БД, для конечных пользователей.</text:p>
      <text:p text:style-name="P37">Плюсы здесь такие: поскольку MongoDB создана для хранения неструктурированных данных, объем работ, по сравнению с первым вариантом, сокращается <text:span text:style-name="T15">вдвое, если не больше. За счет сэкономленного времени можно сделать простенький вариант доступа к данным для пользователей, в виде веб-сервиса. </text:span></text:p>
      <text:p text:style-name="P46">То есть, за тот же календарный месяц можно получить более-менее рабочий прототип для решения пользовательских задач.</text:p>
      <text:p text:style-name="P47">После получения и запуска прототипа можно, собирая отзывы пользователей, целенаправленно, не распыляясь на «надо всё», совершенствовать систему.</text:p>
      <text:p text:style-name="P38">Минусы здесь такие:</text:p>
      <text:p text:style-name="P38"><text:soft-page-break/>остается пакетный режим, обеспечивающий задержку между запросом данных и их доступностью для пользователей.</text:p>
      <text:p text:style-name="P38">Кроме того, зоопарк софта в сети предприятия пополняется загадочной MongoDB и не менее загадочным веб-сервисом. <text:span text:style-name="T16">Зачем админу эта грыжа?</text:span></text:p>
      <text:p text:style-name="P38"/>
      <text:p text:style-name="P39">3. Вариант без БД.</text:p>
      <text:p text:style-name="P39">Собственно, зачем нужно перекладывать данные из casebook.ru в свою БД? Можно сделать веб-сервис класса прокси (proxy), который будет принимать запросы пользователей и перенаправлять их на casebook.ru, транслируя ответы обратно.</text:p>
      <text:p text:style-name="P39">Минус<text:span text:style-name="T18">ы такие</text:span>:</text:p>
      <text:p text:style-name="P39">при недоступности casebook.ru информация тоже будет недоступна. Хотя можно подумать о механизме кеширования, который будет на какое-то время (может и навсегда) сохранять полученные с сайта данные. Тогда, как и обычно в случае кеширования, повышается скорость доступа к данным и <text:span text:style-name="T17">для некоторых запросов к casebook.ru можно не обращаться.</text:span></text:p>
      <text:p text:style-name="P40">Опять же, зоопарк софта в сети пополняется веб-сервисом и, возможно, службой кеширования.</text:p>
      <text:p text:style-name="P40">Еще здесь есть принципиальная сложность с тем, что к сайту запросы должны отсылаться последовательно, как бы от одного пользователя. В то время как к прокси запросы могут поступать параллельно от нескольких пользователей. Придется в архитектуру добавлять механизм/службу очередей.</text:p>
      <text:p text:style-name="P42"><text:span text:style-name="T21">Несмотря на то, что мы избавляемся от БД, и</text:span>з-за сложностей архитектуры (кеширование, очереди) сроки разработки могут затянуться. </text:p>
      <text:p text:style-name="P42">Начальная оценка — календарный месяц труда до первого рабочего прототипа.</text:p>
      <text:p text:style-name="P40">Но плюсы могут перевесить:</text:p>
      <text:p text:style-name="P40">пауза между запросом пользователя и получением данных сокращается до секунд, в идеале.</text:p>
      <text:p text:style-name="P40">Нет затрат времени на <text:span text:style-name="T19">работы по</text:span> <text:span text:style-name="T19">структурированию и укладыванию данных в БД.</text:span></text:p>
      <text:p text:style-name="P41">Нет проблем с обработкой ошибок, пользователь сам решает, что делать с ответами от casebook.ru.</text:p>
      <text:p text:style-name="P43">В случае с изменениями в структуре выдачи casebook.ru нам надо будет только поменять соответствующие шаблоны рендеринга данных на веб-страницах. Не надо переделывать логику работы с БД.</text:p>
      <text:p text:style-name="P43"/>
      <text:h text:style-name="Heading_20_1" text:outline-level="1"><text:bookmark-start text:name="__RefHeading__452_2005941783"/>Отчет 2014-06-06 (предложения по сохраняемым атрибутам)<text:bookmark-end text:name="__RefHeading__452_2005941783"/></text:h>
      <text:p text:style-name="P52">Описание проблемы сохранения данных из casebook.ru в БД для целей мониторинга дел/участников.</text:p>
      <text:p text:style-name="P50"/>
      <text:p text:style-name="P50"><text:span text:style-name="T24">Одна из задач решаемых в ходе создания системы мониторинга (обработки заявок, подписок на новости) — с</text:span>оздание БД хранения данных, собранных <text:span text:style-name="T25">в Кейсбуке</text:span> по заявкам <text:span text:style-name="T25">пользователей</text:span>.</text:p>
      <text:p text:style-name="P50"/>
      <text:p text:style-name="P51">Данные взятые из Кейсбука надо где-то хранить. Удобнее это делать в БД типа MongoDB. Очевидно, чтобы иметь возможность определять наличие новостей, хранить надо минимум две версии данных. </text:p>
      <text:p text:style-name="P51"/>
      <text:p text:style-name="P51">Удобно сохранять ровно тот минимум данных, который позволяет определить наличие изменений, все остальное можно получить по ссылке на определенную страницу Кейсбука (или страницу прокси). </text:p>
      <text:p text:style-name="P51"><text:soft-page-break/></text:p>
      <text:p text:style-name="P51">Отдельно следует учесть информацию по делам, выраженную в виде календарных событий. Эти сведения необходимо сохранять в SQL БД для последующего отражения в отчетности.</text:p>
      <text:p text:style-name="P50"/>
      <text:p text:style-name="P50"><text:span text:style-name="T26">Ниже приведены в</text:span>ырезки из информации получаемой из Кейсбука о делах/участниках, для занесения в базу данных. В БД должно храниться минимум две версии таких вырезок - предыдущая и текущая. Эти данные забираются из casebook.ru при нажатии на условную кнопку "отслеживать изменения" aka "подписка", в дальнейшем происходит периодическая проверка - не было ли изменений в этих данных. Если изменения обнаружены, подписчику высылается уведомление — <text:span text:style-name="T26">такая была идея.</text:span></text:p>
      <text:p text:style-name="P50"/>
      <text:p text:style-name="P50">Здесь мои предположения и соображения. У адвокатов/пользователей могут быть другие соображения на эту тему. Полные примерные выборки данных см.в файле <text:a xlink:type="simple" xlink:href="https://github.com/vasnake/casebook/blob/dev/data.samples.zip"><text:span text:style-name="T5">data.samples.zip</text:span></text:a></text:p>
      <text:p text:style-name="P50"/>
      <text:h text:style-name="Heading_20_2" text:outline-level="2"><text:bookmark-start text:name="__RefHeading__454_2005941783"/>Участники (side)<text:bookmark-end text:name="__RefHeading__454_2005941783"/></text:h>
      <text:p text:style-name="P50"/>
      <text:h text:style-name="Heading_20_3" text:outline-level="3"><text:bookmark-start text:name="__RefHeading__456_2005941783"/>Calendar/Period<text:bookmark-end text:name="__RefHeading__456_2005941783"/></text:h>
      <text:p text:style-name="P50">Сведения по событиям за запрошенный период (предполагаю, что запрашивать надо период = месяц с текущей даты)</text:p>
      <text:p text:style-name="P50"/>
      <text:p text:style-name="P50">Представляет собой список событий (длина списка заранее неизвестна).</text:p>
      <text:p text:style-name="P50">Предполагаю, что это список слушаний (рассмотрений дел), в которых участвует заявленная сторона. Каждый элемент списка выглядит примерно так (лишнее удалено):</text:p>
      <text:p text:style-name="P50"/>
      <text:p text:style-name="Preformatted_20_Text">{</text:p>
      <text:p text:style-name="Preformatted_20_Text"><text:s text:c="2"/>"HearingDate": "2014-05-29T11:10:00",</text:p>
      <text:p text:style-name="Preformatted_20_Text"><text:s text:c="2"/>"HearingPlace": "115",</text:p>
      <text:p text:style-name="Preformatted_20_Text"><text:s text:c="2"/>"CaseNumber": "А56-7785/2010",</text:p>
      <text:p text:style-name="Preformatted_20_Text"><text:s text:c="2"/>"JudgeName": "Фуркало О. В.",</text:p>
      <text:p text:style-name="Preformatted_20_Text"><text:s text:c="2"/>"CourtName": "АС города Санкт-Петербурга и Ленинградской обл.",</text:p>
      <text:p text:style-name="Preformatted_20_Text"><text:s text:c="2"/>"BankruptStage": "Конкурсное производство",</text:p>
      <text:p text:style-name="Preformatted_20_Text"><text:s text:c="2"/>"<text:span text:style-name="T5">LastEvent</text:span>": {},</text:p>
      <text:p text:style-name="Preformatted_20_Text"><text:s text:c="2"/>"<text:span text:style-name="T5">BaseEvent</text:span>": {},</text:p>
      <text:p text:style-name="Preformatted_20_Text"><text:s text:c="2"/>"<text:span text:style-name="T5">Sides</text:span>": [],</text:p>
      <text:p text:style-name="Preformatted_20_Text">}</text:p>
      <text:p text:style-name="P50"/>
      <text:p text:style-name="P50">Три последних элемента - сложные объекты:</text:p>
      <text:p text:style-name="Preformatted_20_Text"><text:s text:c="4"/>"Sides": [],</text:p>
      <text:p text:style-name="P50">представляет собой список участников дела (длина заранее неизвестна).</text:p>
      <text:p text:style-name="Preformatted_20_Text"><text:s text:c="4"/>"LastEvent": {},</text:p>
      <text:p text:style-name="Preformatted_20_Text"><text:s text:c="4"/>"BaseEvent": {},</text:p>
      <text:p text:style-name="P50">представляют собой объекты одинаковой структуры с информацией о рассмотрении в суде?</text:p>
      <text:p text:style-name="P50">Предполагаю, что все три элемента могут быть не важны для наших целей.</text:p>
      <text:p text:style-name="P50"/>
      <text:p text:style-name="P50">Примерный вид этих элементов:</text:p>
      <text:p text:style-name="P50"/>
      <text:p text:style-name="Preformatted_20_Text"><text:soft-page-break/>"<text:span text:style-name="T5">LastEvent</text:span>": {</text:p>
      <text:p text:style-name="Preformatted_20_Text">или</text:p>
      <text:p text:style-name="Preformatted_20_Text">"<text:span text:style-name="T5">BaseEvent</text:span>": {</text:p>
      <text:p text:style-name="Preformatted_20_Text"><text:s text:c="4"/>"Date": "2014-04-24T00:00:00",</text:p>
      <text:p text:style-name="Preformatted_20_Text"><text:s text:c="4"/>"Description": "",</text:p>
      <text:p text:style-name="Preformatted_20_Text"><text:s text:c="4"/>"ContentTypes": [ // список</text:p>
      <text:p text:style-name="Preformatted_20_Text"><text:s text:c="6"/>"Определение об отложении судебного разбирательства"</text:p>
      <text:p text:style-name="Preformatted_20_Text"><text:s text:c="4"/>],</text:p>
      <text:p text:style-name="Preformatted_20_Text"><text:s text:c="4"/>"DecisionType": "",</text:p>
      <text:p text:style-name="Preformatted_20_Text"><text:s text:c="4"/>"Court": "АС города Санкт-Петербурга и Ленинградской обл.",</text:p>
      <text:p text:style-name="Preformatted_20_Text"><text:s text:c="4"/>"Judge": "Фуркало О. В.",</text:p>
      <text:p text:style-name="Preformatted_20_Text"><text:s text:c="4"/>"InstanceNumber": "А56-7785/2010",</text:p>
      <text:p text:style-name="Preformatted_20_Text"><text:s text:c="4"/>"NeedJudges": true,</text:p>
      <text:p text:style-name="Preformatted_20_Text"><text:s text:c="4"/>"TypeName": "Информация о принятом судебном акте",</text:p>
      <text:p text:style-name="Preformatted_20_Text"><text:s text:c="2"/>}</text:p>
      <text:p text:style-name="P50"/>
      <text:p text:style-name="Preformatted_20_Text">"<text:span text:style-name="T5">Sides</text:span>": [ // список заранее неизвестной длины, тут показаны три первых элемента списка</text:p>
      <text:p text:style-name="Preformatted_20_Text"><text:s text:c="4"/>{</text:p>
      <text:p text:style-name="Preformatted_20_Text"><text:s text:c="6"/>"TypeName": "Кредитор",</text:p>
      <text:p text:style-name="Preformatted_20_Text"><text:s text:c="6"/>"ShortName": "Фатеева Н. П.",</text:p>
      <text:p text:style-name="Preformatted_20_Text"><text:s text:c="6"/>"Name": "Фатеева Н. П.",</text:p>
      <text:p text:style-name="Preformatted_20_Text"><text:s text:c="6"/>"Inn": null,</text:p>
      <text:p text:style-name="Preformatted_20_Text"><text:s text:c="6"/>"Ogrn": null,</text:p>
      <text:p text:style-name="Preformatted_20_Text"><text:s text:c="6"/>"Okpo": null,</text:p>
      <text:p text:style-name="Preformatted_20_Text"><text:s text:c="6"/>"Address": "город Ижевск",</text:p>
      <text:p text:style-name="Preformatted_20_Text"><text:s text:c="6"/>"IsPhysical": true,</text:p>
      <text:p text:style-name="Preformatted_20_Text"><text:s text:c="4"/>},</text:p>
      <text:p text:style-name="Preformatted_20_Text"><text:s text:c="4"/>{</text:p>
      <text:p text:style-name="Preformatted_20_Text"><text:s text:c="6"/>"TypeName": "Истец",</text:p>
      <text:p text:style-name="Preformatted_20_Text"><text:s text:c="6"/>"ShortName": ".ОАО \"Севкабель\"",</text:p>
      <text:p text:style-name="Preformatted_20_Text"><text:s text:c="6"/>"Name": ".ОАО \"Севкабель\"",</text:p>
      <text:p text:style-name="Preformatted_20_Text"><text:s text:c="6"/>"Inn": null,</text:p>
      <text:p text:style-name="Preformatted_20_Text"><text:s text:c="6"/>"Ogrn": null,</text:p>
      <text:p text:style-name="Preformatted_20_Text"><text:s text:c="6"/>"Okpo": null,</text:p>
      <text:p text:style-name="Preformatted_20_Text"><text:s text:c="6"/>"Address": "199106, Россия, Санкт-Петербург, Кожевенная линия, д. 40",</text:p>
      <text:p text:style-name="Preformatted_20_Text"><text:s text:c="6"/>"IsPhysical": false,</text:p>
      <text:p text:style-name="Preformatted_20_Text"><text:s text:c="4"/>},</text:p>
      <text:p text:style-name="Preformatted_20_Text"><text:s text:c="4"/>{</text:p>
      <text:p text:style-name="Preformatted_20_Text"><text:s text:c="6"/>"TypeName": "Ответчик",</text:p>
      <text:p text:style-name="Preformatted_20_Text"><text:s text:c="6"/>"ShortName": "ЗАО АКБ ТрансКапиталбанк",</text:p>
      <text:p text:style-name="Preformatted_20_Text"><text:s text:c="6"/>"Name": "ЗАО АКБ ТрансКапиталбанк",</text:p>
      <text:p text:style-name="Preformatted_20_Text"><text:s text:c="6"/>"Inn": null,</text:p>
      <text:p text:style-name="Preformatted_20_Text"><text:s text:c="6"/>"Ogrn": null,</text:p>
      <text:p text:style-name="Preformatted_20_Text"><text:s text:c="6"/>"Okpo": null,</text:p>
      <text:p text:style-name="Preformatted_20_Text"><text:s text:c="6"/>"Address": "191119, Россия, Санкт-Петербург, ул. Звенигородская, д.22",</text:p>
      <text:p text:style-name="Preformatted_20_Text"><text:s text:c="6"/>"IsPhysical": false,</text:p>
      <text:p text:style-name="Preformatted_20_Text"><text:s text:c="4"/>}</text:p>
      <text:p text:style-name="Preformatted_20_Text"><text:s text:c="2"/>],</text:p>
      <text:p text:style-name="P50"/>
      <text:h text:style-name="Heading_20_3" text:outline-level="3"><text:bookmark-start text:name="__RefHeading__458_2005941783"/>Card/BankruptCard<text:bookmark-end text:name="__RefHeading__458_2005941783"/></text:h>
      <text:p text:style-name="P50">Сведения о делах (слушаниях?) по банкротству заявленной стороны.</text:p>
      <text:p text:style-name="P50">Объект содержит внутри список дел (слушаний) по банкротству.</text:p>
      <text:p text:style-name="P50">Предполагаю, что эти сведения могут быть не важны для наших целей.</text:p>
      <text:p text:style-name="P50"/>
      <text:p text:style-name="P50">Пример:</text:p>
      <text:p text:style-name="P50"/>
      <text:p text:style-name="Preformatted_20_Text">{</text:p>
      <text:p text:style-name="Preformatted_20_Text"><text:soft-page-break/><text:s text:c="4"/>"CaseNumber": "А40-153223/2012",</text:p>
      <text:p text:style-name="Preformatted_20_Text"><text:s text:c="4"/>"Date": "2012-11-22T00:00:00",</text:p>
      <text:p text:style-name="Preformatted_20_Text"><text:s text:c="4"/>"RegistryCloseDate": null,</text:p>
      <text:p text:style-name="Preformatted_20_Text"><text:s text:c="4"/>"State": "Заявление не принято, возвращено или оставлено без рассмотрения",</text:p>
      <text:p text:style-name="Preformatted_20_Text"><text:s text:c="4"/>"Cases": [ // список, в данном примере из одного элемента</text:p>
      <text:p text:style-name="Preformatted_20_Text"><text:s text:c="6"/>{</text:p>
      <text:p text:style-name="Preformatted_20_Text"><text:s text:c="8"/>"Number": "А40-153223/2012",</text:p>
      <text:p text:style-name="Preformatted_20_Text"><text:s text:c="8"/>"Date": "2013-02-01T00:00:00",</text:p>
      <text:p text:style-name="Preformatted_20_Text"><text:s text:c="8"/>"StartDate": "2012-11-22T00:00:00",</text:p>
      <text:p text:style-name="Preformatted_20_Text"><text:s text:c="8"/>"RegistryCloseDate": null,</text:p>
      <text:p text:style-name="Preformatted_20_Text"><text:s text:c="8"/>"State": "Заявление не принято, возвращено или оставлено без рассмотрения",</text:p>
      <text:p text:style-name="Preformatted_20_Text"><text:s text:c="6"/>}</text:p>
      <text:p text:style-name="Preformatted_20_Text"><text:s text:c="4"/>]</text:p>
      <text:p text:style-name="Preformatted_20_Text">}</text:p>
      <text:p text:style-name="P50"/>
      <text:h text:style-name="Heading_20_3" text:outline-level="3"><text:bookmark-start text:name="__RefHeading__460_2005941783"/>Card/BusinessCard<text:bookmark-end text:name="__RefHeading__460_2005941783"/></text:h>
      <text:p text:style-name="P50">Подробная информация о заявленном участнике (side).</text:p>
      <text:p text:style-name="P50">Предполагаю, что здесь может быть интересна только общая информация, что тут мониторить на изменения?</text:p>
      <text:p text:style-name="P50">Вероятно, достаточно складывать в БД только <text:span text:style-name="T27">данные из</text:span> набор<text:span text:style-name="T27">а</text:span>:</text:p>
      <text:p text:style-name="Preformatted_20_Text"><text:s text:c="4"/>"Okpo": "29034830",</text:p>
      <text:p text:style-name="Preformatted_20_Text"><text:s text:c="4"/>"Ogrn": "1027700431296",</text:p>
      <text:p text:style-name="Preformatted_20_Text"><text:s text:c="4"/>"Inn": "7710401987",</text:p>
      <text:p text:style-name="Preformatted_20_Text"><text:s text:c="4"/>"Name": "Закрытое акционерное общество коммерческий банк \"Ситибанк\"",</text:p>
      <text:p text:style-name="Preformatted_20_Text"><text:s text:c="4"/>"Address": "125047, г Москва, ул Гашека, д 8-10, корпус 1",</text:p>
      <text:p text:style-name="P50">используя которые можно всегда открыть страницу Кейсбука (или прокси) с детальной информацией <text:span text:style-name="T27">по участнику</text:span>.</text:p>
      <text:p text:style-name="P50"/>
      <text:p text:style-name="P50">Пример:</text:p>
      <text:p text:style-name="P50"/>
      <text:p text:style-name="Preformatted_20_Text">{</text:p>
      <text:p text:style-name="Preformatted_20_Text"><text:s text:c="4"/>"Fax": "643-14-01",</text:p>
      <text:p text:style-name="Preformatted_20_Text"><text:s text:c="4"/>"Email": "",</text:p>
      <text:p text:style-name="Preformatted_20_Text"><text:s text:c="4"/>"Capital": "1000000000",</text:p>
      <text:p text:style-name="Preformatted_20_Text"><text:s text:c="4"/>"LastUpdate": "2013-10-11T04:06:06",</text:p>
      <text:p text:style-name="Preformatted_20_Text"><text:s text:c="4"/>"Okpo": "29034830",</text:p>
      <text:p text:style-name="Preformatted_20_Text"><text:s text:c="4"/>"Ogrn": "1027700431296",</text:p>
      <text:p text:style-name="Preformatted_20_Text"><text:s text:c="4"/>"Inn": "7710401987",</text:p>
      <text:p text:style-name="Preformatted_20_Text"><text:s text:c="4"/>"Name": "Закрытое акционерное общество коммерческий банк \"Ситибанк\"",</text:p>
      <text:p text:style-name="Preformatted_20_Text"><text:s text:c="4"/>"ShortName": "ЗАО КБ \"Ситибанк\"",</text:p>
      <text:p text:style-name="Preformatted_20_Text"><text:s text:c="4"/>"Address": "125047, г Москва, ул Гашека, д 8-10, корпус 1",</text:p>
      <text:p text:style-name="Preformatted_20_Text"><text:s text:c="4"/>"Phone": "495-643-14-25",</text:p>
      <text:p text:style-name="Preformatted_20_Text"><text:s text:c="4"/>"<text:span text:style-name="T5">Chief</text:span>": {</text:p>
      <text:p text:style-name="Preformatted_20_Text"><text:s text:c="6"/>"Date": "2013-10-11T04:06:06",</text:p>
      <text:p text:style-name="Preformatted_20_Text"><text:s text:c="6"/>"Name": "Турек Зденек",</text:p>
      <text:p text:style-name="Preformatted_20_Text"><text:s text:c="6"/>"Post": "Президент",</text:p>
      <text:p text:style-name="Preformatted_20_Text"><text:s text:c="4"/>},</text:p>
      <text:p text:style-name="Preformatted_20_Text"><text:s text:c="4"/>"<text:span text:style-name="T5">Status</text:span>": {</text:p>
      <text:p text:style-name="Preformatted_20_Text"><text:s text:c="6"/>"Date": "2003-03-17T00:00:00",</text:p>
      <text:p text:style-name="Preformatted_20_Text"><text:s text:c="6"/>"Value": {</text:p>
      <text:p text:style-name="Preformatted_20_Text"><text:s text:c="8"/>"Name": "действующее",</text:p>
      <text:p text:style-name="Preformatted_20_Text"><text:s text:c="8"/>"ShortName": "активное"</text:p>
      <text:p text:style-name="Preformatted_20_Text"><text:s text:c="6"/>}</text:p>
      <text:p text:style-name="Preformatted_20_Text"><text:s text:c="4"/>},</text:p>
      <text:p text:style-name="Preformatted_20_Text"><text:s text:c="4"/>"<text:span text:style-name="T5">AffiliatedOrganizations</text:span>": [ // список произвольной длины</text:p>
      <text:p text:style-name="Preformatted_20_Text"><text:s text:c="6"/>{</text:p>
      <text:p text:style-name="Preformatted_20_Text"><text:s text:c="8"/>"Sum": "1688368.00",</text:p>
      <text:p text:style-name="Preformatted_20_Text"><text:soft-page-break/><text:s text:c="8"/>"Percent": "7.94",</text:p>
      <text:p text:style-name="Preformatted_20_Text"><text:s text:c="8"/>"Capital": "21264081.37",</text:p>
      <text:p text:style-name="Preformatted_20_Text"><text:s text:c="8"/>"Okpo": "44434",</text:p>
      <text:p text:style-name="Preformatted_20_Text"><text:s text:c="8"/>"Ogrn": "1027700035769",</text:p>
      <text:p text:style-name="Preformatted_20_Text"><text:s text:c="8"/>"Inn": "7708004767",</text:p>
      <text:p text:style-name="Preformatted_20_Text"><text:s text:c="8"/>"Name": "Открытое акционерное общество \"Нефтяная компания \"ЛУКОЙЛ\"",</text:p>
      <text:p text:style-name="Preformatted_20_Text"><text:s text:c="8"/>"ShortName": "ОАО \"Нефтяная компания \"ЛУКОЙЛ\"",</text:p>
      <text:p text:style-name="Preformatted_20_Text"><text:s text:c="8"/>"Address": "101000, г Москва, бульв Сретенский, д 11",</text:p>
      <text:p text:style-name="Preformatted_20_Text"><text:s text:c="6"/>},</text:p>
      <text:p text:style-name="Preformatted_20_Text"><text:s text:c="4"/>]</text:p>
      <text:p text:style-name="Preformatted_20_Text">}</text:p>
      <text:p text:style-name="P50"/>
      <text:p text:style-name="P50">Обратите внимание, что внутри содержатся сложные объекты</text:p>
      <text:p text:style-name="Preformatted_20_Text"><text:s text:c="4"/>"Chief": {</text:p>
      <text:p text:style-name="Preformatted_20_Text"><text:s text:c="4"/>"Status": {</text:p>
      <text:p text:style-name="Preformatted_20_Text"><text:s text:c="4"/>"AffiliatedOrganizations": [ // список произвольной длины</text:p>
      <text:p text:style-name="P50"/>
      <text:h text:style-name="Heading_20_3" text:outline-level="3"><text:bookmark-start text:name="__RefHeading__462_2005941783"/>Search/Cases<text:bookmark-end text:name="__RefHeading__462_2005941783"/></text:h>
      <text:p text:style-name="P50">Результаты поиска дел с участием заявленной стороны. <text:span text:style-name="T28">Представляют собой д</text:span>ела (cases) и информаци<text:span text:style-name="T28">ю</text:span> по слушаниям (инстанциям?).</text:p>
      <text:p text:style-name="P50">Предполагаю, что вся эта информация должна быть в календаре (см.выше), поэтому, вероятно, можно ее в БД не фиксировать. Или наоборот, календарь не сохранять а сохранять результаты такого поиска, для последующего сравнения и мониторинга.</text:p>
      <text:p text:style-name="P50"/>
      <text:p text:style-name="P50">Пример:</text:p>
      <text:p text:style-name="P50"/>
      <text:p text:style-name="Preformatted_20_Text">{</text:p>
      <text:p text:style-name="Preformatted_20_Text"><text:s text:c="4"/>"TotalCount": 30,</text:p>
      <text:p text:style-name="Preformatted_20_Text"><text:s text:c="4"/>"Page": 1,</text:p>
      <text:p text:style-name="Preformatted_20_Text"><text:s text:c="4"/>"PageSize": 30,</text:p>
      <text:p text:style-name="Preformatted_20_Text"><text:s text:c="4"/>"PagesCount": 1,</text:p>
      <text:p text:style-name="Preformatted_20_Text"><text:s text:c="4"/>"Items": [ // список произвольной длины</text:p>
      <text:p text:style-name="Preformatted_20_Text"><text:s text:c="6"/>{</text:p>
      <text:p text:style-name="Preformatted_20_Text"><text:s text:c="8"/>"CaseNumber": "А40-150564/2013",</text:p>
      <text:p text:style-name="Preformatted_20_Text"><text:s text:c="8"/>"StartDate": "2013-10-23T00:00:00",</text:p>
      <text:p text:style-name="Preformatted_20_Text"><text:s text:c="8"/>"Judge": "Еремина И. И.",</text:p>
      <text:p text:style-name="Preformatted_20_Text"><text:s text:c="8"/>"Court": "АС города Москвы",</text:p>
      <text:p text:style-name="Preformatted_20_Text"><text:s text:c="8"/>"BankruptStage": "",</text:p>
      <text:p text:style-name="Preformatted_20_Text"><text:s text:c="8"/>"Status": "Рассматривается в апелляционной и первой инстанциях",</text:p>
      <text:p text:style-name="Preformatted_20_Text"><text:s text:c="8"/>"CaseType": "экономические споры по гражданским правоотношениям",</text:p>
      <text:p text:style-name="Preformatted_20_Text"><text:s text:c="8"/>"ClaimSum": 0.0,</text:p>
      <text:p text:style-name="Preformatted_20_Text"><text:s text:c="8"/>"RecoverySum": null,</text:p>
      <text:p text:style-name="Preformatted_20_Text"><text:s text:c="8"/>"Instances": [ // список произвольной длины</text:p>
      <text:p text:style-name="Preformatted_20_Text"><text:s text:c="10"/>{</text:p>
      <text:p text:style-name="Preformatted_20_Text"><text:s text:c="12"/>"Court": "9 ААС",</text:p>
      <text:p text:style-name="Preformatted_20_Text"><text:s text:c="12"/>"Judge": "Левченко Н. И.",</text:p>
      <text:p text:style-name="Preformatted_20_Text"><text:s text:c="12"/>"FinishState": 0,</text:p>
      <text:p text:style-name="Preformatted_20_Text"><text:s text:c="12"/>"FinishDate": null,</text:p>
      <text:p text:style-name="Preformatted_20_Text"><text:s text:c="12"/>"IncomingDate": "2014-05-20T00:00:00",</text:p>
      <text:p text:style-name="Preformatted_20_Text"><text:s text:c="10"/>}</text:p>
      <text:p text:style-name="Preformatted_20_Text"><text:s text:c="8"/>],</text:p>
      <text:p text:style-name="Preformatted_20_Text"><text:s text:c="8"/>"Sides": [ // список произвольной длины</text:p>
      <text:p text:style-name="Preformatted_20_Text"><text:s text:c="10"/>{</text:p>
      <text:p text:style-name="Preformatted_20_Text"><text:s text:c="12"/>"TypeName": "Истец",</text:p>
      <text:p text:style-name="Preformatted_20_Text"><text:s text:c="12"/>"ShortName": "ЗАО \"Титан\"",</text:p>
      <text:p text:style-name="Preformatted_20_Text"><text:s text:c="12"/>"Name": "ЗАО \"Титан\"",</text:p>
      <text:p text:style-name="Preformatted_20_Text"><text:s text:c="12"/>"Inn": "7733745173",</text:p>
      <text:p text:style-name="Preformatted_20_Text"><text:soft-page-break/><text:s text:c="12"/>"Ogrn": null,</text:p>
      <text:p text:style-name="Preformatted_20_Text"><text:s text:c="12"/>"Okpo": null,</text:p>
      <text:p text:style-name="Preformatted_20_Text"><text:s text:c="12"/>"Address": "141006, Россия, Москва, Олимпийский проспект, д.38",</text:p>
      <text:p text:style-name="Preformatted_20_Text"><text:s text:c="12"/>"IsPhysical": false,</text:p>
      <text:p text:style-name="Preformatted_20_Text"><text:s text:c="10"/>},</text:p>
      <text:p text:style-name="Preformatted_20_Text"><text:s text:c="8"/>],</text:p>
      <text:p text:style-name="Preformatted_20_Text"><text:s text:c="8"/>"LastEvents": [ // список произвольной длины</text:p>
      <text:p text:style-name="Preformatted_20_Text"><text:s text:c="10"/>{</text:p>
      <text:p text:style-name="Preformatted_20_Text"><text:s text:c="12"/>"Date": "2014-05-27T00:00:00",</text:p>
      <text:p text:style-name="Preformatted_20_Text"><text:s text:c="12"/>"Description": null,</text:p>
      <text:p text:style-name="Preformatted_20_Text"><text:s text:c="12"/>"ContentTypes": [</text:p>
      <text:p text:style-name="Preformatted_20_Text"><text:s text:c="14"/>"Принять к производству апелляционную жалобу. Назначить дело к судебному разбирательству (ст. 261 АПК)"</text:p>
      <text:p text:style-name="Preformatted_20_Text"><text:s text:c="12"/>],</text:p>
      <text:p text:style-name="Preformatted_20_Text"><text:s text:c="12"/>"DecisionType": "",</text:p>
      <text:p text:style-name="Preformatted_20_Text"><text:s text:c="12"/>"Court": "9 ААС",</text:p>
      <text:p text:style-name="Preformatted_20_Text"><text:s text:c="12"/>"Judge": "Левченко Н. И.",</text:p>
      <text:p text:style-name="Preformatted_20_Text"><text:s text:c="12"/>"Declarer": "",</text:p>
      <text:p text:style-name="Preformatted_20_Text"><text:s text:c="12"/>"InstanceNumber": "09АП-20976/2014",</text:p>
      <text:p text:style-name="Preformatted_20_Text"><text:s text:c="12"/>"NeedJudges": true,</text:p>
      <text:p text:style-name="Preformatted_20_Text"><text:s text:c="12"/>"TypeName": "Определение",</text:p>
      <text:p text:style-name="Preformatted_20_Text"><text:s text:c="10"/>},</text:p>
      <text:p text:style-name="Preformatted_20_Text"><text:s text:c="8"/>],</text:p>
      <text:p text:style-name="Preformatted_20_Text"><text:s text:c="8"/>"NextEvent": {</text:p>
      <text:p text:style-name="Preformatted_20_Text"><text:s text:c="10"/>"Date": "2014-07-09T14:45:00",</text:p>
      <text:p text:style-name="Preformatted_20_Text"><text:s text:c="10"/>"Description": "Судебное заседание\n9 ААС, 8 (кабинет <text:s/>202)",</text:p>
      <text:p text:style-name="Preformatted_20_Text"><text:s text:c="10"/>"ContentTypes": null,</text:p>
      <text:p text:style-name="Preformatted_20_Text"><text:s text:c="10"/>"DecisionType": null,</text:p>
      <text:p text:style-name="Preformatted_20_Text"><text:s text:c="10"/>"Court": "9 ААС",</text:p>
      <text:p text:style-name="Preformatted_20_Text"><text:s text:c="10"/>"Judge": null,</text:p>
      <text:p text:style-name="Preformatted_20_Text"><text:s text:c="10"/>"Declarer": null,</text:p>
      <text:p text:style-name="Preformatted_20_Text"><text:s text:c="10"/>"InstanceNumber": "09АП-20976/2014",</text:p>
      <text:p text:style-name="Preformatted_20_Text"><text:s text:c="10"/>"NeedJudges": false,</text:p>
      <text:p text:style-name="Preformatted_20_Text"><text:s text:c="10"/>"TypeName": null,</text:p>
      <text:p text:style-name="Preformatted_20_Text"><text:s text:c="8"/>},</text:p>
      <text:p text:style-name="Preformatted_20_Text"><text:s text:c="6"/>},</text:p>
      <text:p text:style-name="Preformatted_20_Text"><text:s text:c="4"/>],</text:p>
      <text:p text:style-name="Preformatted_20_Text">}</text:p>
      <text:p text:style-name="P50"/>
      <text:h text:style-name="Heading_20_3" text:outline-level="3"><text:bookmark-start text:name="__RefHeading__464_2005941783"/>Search/CasesGj<text:bookmark-end text:name="__RefHeading__464_2005941783"/></text:h>
      <text:p text:style-name="P50">Аналогично <text:span text:style-name="T5">Search/Cases</text:span> только для судов общей юрисдикции.</text:p>
      <text:p text:style-name="P50"/>
      <text:p text:style-name="P50">Пример:</text:p>
      <text:p text:style-name="P50"/>
      <text:p text:style-name="Preformatted_20_Text">{</text:p>
      <text:p text:style-name="Preformatted_20_Text"><text:s text:c="4"/>"Page": 1,</text:p>
      <text:p text:style-name="Preformatted_20_Text"><text:s text:c="4"/>"PageSize": 30,</text:p>
      <text:p text:style-name="Preformatted_20_Text"><text:s text:c="4"/>"PagesCount": 5,</text:p>
      <text:p text:style-name="Preformatted_20_Text"><text:s text:c="4"/>"TotalCount": 125,</text:p>
      <text:p text:style-name="Preformatted_20_Text"><text:s text:c="4"/>"Items": [ // список произвольной длины</text:p>
      <text:p text:style-name="Preformatted_20_Text"><text:s text:c="6"/>{</text:p>
      <text:p text:style-name="Preformatted_20_Text"><text:s text:c="8"/>"CaseNumber": "М-973/2014",</text:p>
      <text:p text:style-name="Preformatted_20_Text"><text:s text:c="8"/>"StartDate": "2014-02-20T00:00:00",</text:p>
      <text:p text:style-name="Preformatted_20_Text"><text:s text:c="8"/>"Judge": "Кожевникова Н.В.",</text:p>
      <text:p text:style-name="Preformatted_20_Text"><text:s text:c="8"/>"Court": "Мытищинский городской суд (Московская область)",</text:p>
      <text:p text:style-name="Preformatted_20_Text"><text:s text:c="8"/>"BankruptStage": null,</text:p>
      <text:p text:style-name="Preformatted_20_Text"><text:s text:c="8"/>"Status": "Рассмотрение дела завершено",</text:p>
      <text:p text:style-name="Preformatted_20_Text"><text:s text:c="8"/>"IsGJ": true,</text:p>
      <text:p text:style-name="Preformatted_20_Text"><text:s text:c="8"/>"IsSimpleJustice": false,</text:p>
      <text:p text:style-name="Preformatted_20_Text"><text:soft-page-break/><text:s text:c="8"/>"Sides": [ // список произвольной длины</text:p>
      <text:p text:style-name="Preformatted_20_Text"><text:s text:c="10"/>{</text:p>
      <text:p text:style-name="Preformatted_20_Text"><text:s text:c="12"/>"TypeName": "ИСТЕЦ",</text:p>
      <text:p text:style-name="Preformatted_20_Text"><text:s text:c="12"/>"ShortName": "Воронин Ю.В.",</text:p>
      <text:p text:style-name="Preformatted_20_Text"><text:s text:c="12"/>"Name": "Воронин Ю.В.",</text:p>
      <text:p text:style-name="Preformatted_20_Text"><text:s text:c="12"/>"Inn": null,</text:p>
      <text:p text:style-name="Preformatted_20_Text"><text:s text:c="12"/>"Ogrn": null,</text:p>
      <text:p text:style-name="Preformatted_20_Text"><text:s text:c="12"/>"Okpo": null,</text:p>
      <text:p text:style-name="Preformatted_20_Text"><text:s text:c="12"/>"Address": "Информация не заполнена",</text:p>
      <text:p text:style-name="Preformatted_20_Text"><text:s text:c="12"/>"IsPhysical": true,</text:p>
      <text:p text:style-name="Preformatted_20_Text"><text:s text:c="10"/>},</text:p>
      <text:p text:style-name="Preformatted_20_Text"><text:s text:c="8"/>],</text:p>
      <text:p text:style-name="Preformatted_20_Text"><text:s text:c="8"/>"LastEvents": [ // список произвольной длины</text:p>
      <text:p text:style-name="Preformatted_20_Text"><text:s text:c="10"/>{</text:p>
      <text:p text:style-name="Preformatted_20_Text"><text:s text:c="12"/>"Date": "2014-02-20T13:43:00",</text:p>
      <text:p text:style-name="Preformatted_20_Text"><text:s text:c="12"/>"Description": null,</text:p>
      <text:p text:style-name="Preformatted_20_Text"><text:s text:c="12"/>"ContentTypes": [</text:p>
      <text:p text:style-name="Preformatted_20_Text"><text:s text:c="14"/>"Передача материалов судье"</text:p>
      <text:p text:style-name="Preformatted_20_Text"><text:s text:c="12"/>],</text:p>
      <text:p text:style-name="Preformatted_20_Text"><text:s text:c="12"/>"DecisionType": "",</text:p>
      <text:p text:style-name="Preformatted_20_Text"><text:s text:c="12"/>"Court": "Мытищинский городской суд (Московская область)",</text:p>
      <text:p text:style-name="Preformatted_20_Text"><text:s text:c="12"/>"Judge": "Кожевникова Н.В.",</text:p>
      <text:p text:style-name="Preformatted_20_Text"><text:s text:c="12"/>"Declarer": "",</text:p>
      <text:p text:style-name="Preformatted_20_Text"><text:s text:c="12"/>"InstanceNumber": "М-973/2014",</text:p>
      <text:p text:style-name="Preformatted_20_Text"><text:s text:c="12"/>"NeedJudges": true,</text:p>
      <text:p text:style-name="Preformatted_20_Text"><text:s text:c="12"/>"TypeName": "Передача материалов судье",</text:p>
      <text:p text:style-name="Preformatted_20_Text"><text:s text:c="10"/>},</text:p>
      <text:p text:style-name="Preformatted_20_Text"><text:s text:c="8"/>],</text:p>
      <text:p text:style-name="Preformatted_20_Text"><text:s text:c="8"/>"NextEvent": null,</text:p>
      <text:p text:style-name="Preformatted_20_Text"><text:s text:c="6"/>},</text:p>
      <text:p text:style-name="Preformatted_20_Text"><text:s text:c="4"/>],</text:p>
      <text:p text:style-name="Preformatted_20_Text">}</text:p>
      <text:p text:style-name="P50"/>
      <text:h text:style-name="Heading_20_2" text:outline-level="2"><text:bookmark-start text:name="__RefHeading__466_2005941783"/>Дела (case)<text:bookmark-end text:name="__RefHeading__466_2005941783"/></text:h>
      <text:p text:style-name="P50"/>
      <text:h text:style-name="Heading_20_3" text:outline-level="3"><text:bookmark-start text:name="__RefHeading__468_2005941783"/>Card/Case<text:bookmark-end text:name="__RefHeading__468_2005941783"/></text:h>
      <text:p text:style-name="P50">Подробная информация по интересующему делу.</text:p>
      <text:p text:style-name="P50">Очень много всего, тут только юрист может разобраться, что надо учитывать/мониторить, что не надо.</text:p>
      <text:p text:style-name="P50"/>
      <text:p text:style-name="P50">Пример:</text:p>
      <text:p text:style-name="P50"/>
      <text:p text:style-name="Preformatted_20_Text">{</text:p>
      <text:p text:style-name="Preformatted_20_Text"><text:s text:c="4"/>"InstanceUpdates": {},</text:p>
      <text:p text:style-name="Preformatted_20_Text"><text:s text:c="4"/>"CreditorsInfo": null,</text:p>
      <text:p text:style-name="Preformatted_20_Text"><text:s text:c="4"/>"SideExclusions": null,</text:p>
      <text:p text:style-name="Preformatted_20_Text"><text:s text:c="4"/>"ResponsibleUser": null,</text:p>
      <text:p text:style-name="Preformatted_20_Text"><text:s text:c="4"/>"Case": {</text:p>
      <text:p text:style-name="Preformatted_20_Text"><text:s text:c="6"/>"Number": "А40-27010/2012",</text:p>
      <text:p text:style-name="Preformatted_20_Text"><text:s text:c="6"/>"ClaimSum": 0.0,</text:p>
      <text:p text:style-name="Preformatted_20_Text"><text:s text:c="6"/>"RecoverySum": 0.0,</text:p>
      <text:p text:style-name="Preformatted_20_Text"><text:s text:c="6"/>"CaseType": "экономические споры по гражданским правоотношениям",</text:p>
      <text:p text:style-name="Preformatted_20_Text"><text:s text:c="6"/>"CourtName": "АС города Москвы",</text:p>
      <text:p text:style-name="Preformatted_20_Text"><text:s text:c="6"/>"RegistrationDate": "2012-02-09T00:00:00",</text:p>
      <text:p text:style-name="Preformatted_20_Text"><text:s text:c="6"/>"RegistryCloseDate": null,</text:p>
      <text:p text:style-name="Preformatted_20_Text"><text:s text:c="6"/>"BankruptStage": "",</text:p>
      <text:p text:style-name="Preformatted_20_Text"><text:s text:c="6"/>"CaseStage": "Подана кассационная жалоба",</text:p>
      <text:p text:style-name="Preformatted_20_Text"><text:soft-page-break/><text:s text:c="6"/>"IsSimpleJustice": false,</text:p>
      <text:p text:style-name="Preformatted_20_Text"><text:s text:c="6"/>"Instances": [ // список произвольной длины</text:p>
      <text:p text:style-name="Preformatted_20_Text"><text:s text:c="8"/>{</text:p>
      <text:p text:style-name="Preformatted_20_Text"><text:s text:c="10"/>"InstanceValidNumber": "Ф05-2949/2014",</text:p>
      <text:p text:style-name="Preformatted_20_Text"><text:s text:c="10"/>"InstanceOriginalNumber": "Ф05-2949/14",</text:p>
      <text:p text:style-name="Preformatted_20_Text"><text:s text:c="10"/>"CourtName": "ФАС МО",</text:p>
      <text:p text:style-name="Preformatted_20_Text"><text:s text:c="10"/>"CourtTag": "FASMO",</text:p>
      <text:p text:style-name="Preformatted_20_Text"><text:s text:c="10"/>"StartDate": "2014-03-12T00:00:00",</text:p>
      <text:p text:style-name="Preformatted_20_Text"><text:s text:c="10"/>"NextSessionDate": null,</text:p>
      <text:p text:style-name="Preformatted_20_Text"><text:s text:c="10"/>"NextSessionPlace": null,</text:p>
      <text:p text:style-name="Preformatted_20_Text"><text:s text:c="10"/>"SuspendUntil": null,</text:p>
      <text:p text:style-name="Preformatted_20_Text"><text:s text:c="10"/>"FinalDocument": {</text:p>
      <text:p text:style-name="Preformatted_20_Text"><text:s text:c="12"/>"Type": "Решения и постановления",</text:p>
      <text:p text:style-name="Preformatted_20_Text"><text:s text:c="12"/>"FinishInstance": 1,</text:p>
      <text:p text:style-name="Preformatted_20_Text"><text:s text:c="12"/>"ContentTypes": [</text:p>
      <text:p text:style-name="Preformatted_20_Text"><text:s text:c="14"/>"Постановление (определение) суда кассационной инстанции"</text:p>
      <text:p text:style-name="Preformatted_20_Text"><text:s text:c="12"/>],</text:p>
      <text:p text:style-name="Preformatted_20_Text"><text:s text:c="12"/>"PublishDate": null,</text:p>
      <text:p text:style-name="Preformatted_20_Text"><text:s text:c="12"/>"DisplayDate": "01.04.2014",</text:p>
      <text:p text:style-name="Preformatted_20_Text"><text:s text:c="12"/>"AppealDate": "2014-07-02T00:00:00",</text:p>
      <text:p text:style-name="Preformatted_20_Text"><text:s text:c="12"/>"ActualDate": "2014-04-01T00:00:00",</text:p>
      <text:p text:style-name="Preformatted_20_Text"><text:s text:c="12"/>"DecisionType": "Оставить определение без изменения, кассационную жалобу без удовлетворения",</text:p>
      <text:p text:style-name="Preformatted_20_Text"><text:s text:c="12"/>"ClaimSum": 0.0,</text:p>
      <text:p text:style-name="Preformatted_20_Text"><text:s text:c="12"/>"IsStart": false,</text:p>
      <text:p text:style-name="Preformatted_20_Text"><text:s text:c="12"/>"IsAct": true,</text:p>
      <text:p text:style-name="Preformatted_20_Text"><text:s text:c="12"/>"Judges": [],</text:p>
      <text:p text:style-name="Preformatted_20_Text"><text:s text:c="12"/>"Declarers": [],</text:p>
      <text:p text:style-name="Preformatted_20_Text"><text:s text:c="12"/>"HearingDate": null,</text:p>
      <text:p text:style-name="Preformatted_20_Text"><text:s text:c="12"/>"HearingPlace": null,</text:p>
      <text:p text:style-name="Preformatted_20_Text"><text:s text:c="12"/>"AppealState": null,</text:p>
      <text:p text:style-name="Preformatted_20_Text"><text:s text:c="12"/>"AppealDescription": "",</text:p>
      <text:p text:style-name="Preformatted_20_Text"><text:s text:c="12"/>"Addressee": null,</text:p>
      <text:p text:style-name="Preformatted_20_Text"><text:s text:c="12"/>"IsDeleted": false,</text:p>
      <text:p text:style-name="Preformatted_20_Text"><text:s text:c="12"/>"DelDate": null,</text:p>
      <text:p text:style-name="Preformatted_20_Text"><text:s text:c="10"/>},</text:p>
      <text:p text:style-name="Preformatted_20_Text"><text:s text:c="10"/>"StartDocInfo": {</text:p>
      <text:p text:style-name="Preformatted_20_Text"><text:s text:c="12"/>"DocType": "Кассационная жалоба",</text:p>
      <text:p text:style-name="Preformatted_20_Text"><text:s text:c="12"/>"ApeealedType": "Определение о возвращении апелляционной жалобы",</text:p>
      <text:p text:style-name="Preformatted_20_Text"><text:s text:c="12"/>"Declarers": [ // список произвольной длины</text:p>
      <text:p text:style-name="Preformatted_20_Text"><text:s text:c="14"/>{</text:p>
      <text:p text:style-name="Preformatted_20_Text"><text:s text:c="16"/>"Organization": "Гурняк Я. Ф.",</text:p>
      <text:p text:style-name="Preformatted_20_Text"><text:s text:c="16"/>"Address": "814000, Львовская обл г. Самбор ул. Грабовского д. 15",</text:p>
      <text:p text:style-name="Preformatted_20_Text"><text:s text:c="16"/>"Inn": "",</text:p>
      <text:p text:style-name="Preformatted_20_Text"><text:s text:c="16"/>"Ogrn": "",</text:p>
      <text:p text:style-name="Preformatted_20_Text"><text:s text:c="16"/>"Type": 0</text:p>
      <text:p text:style-name="Preformatted_20_Text"><text:s text:c="14"/>}</text:p>
      <text:p text:style-name="Preformatted_20_Text"><text:s text:c="12"/>]</text:p>
      <text:p text:style-name="Preformatted_20_Text"><text:s text:c="10"/>},</text:p>
      <text:p text:style-name="Preformatted_20_Text"><text:s text:c="8"/>},</text:p>
      <text:p text:style-name="Preformatted_20_Text"><text:s text:c="6"/>],</text:p>
      <text:p text:style-name="Preformatted_20_Text"><text:s text:c="6"/>"Judges": [ // список произвольной длины</text:p>
      <text:p text:style-name="Preformatted_20_Text"><text:s text:c="8"/>{</text:p>
      <text:p text:style-name="Preformatted_20_Text"><text:s text:c="10"/>"Name": "АС города Москвы",</text:p>
      <text:p text:style-name="Preformatted_20_Text"><text:s text:c="10"/>"Judges": [</text:p>
      <text:p text:style-name="Preformatted_20_Text"><text:s text:c="12"/>{</text:p>
      <text:p text:style-name="Preformatted_20_Text"><text:s text:c="14"/>"Name": "Лисицын К. В."</text:p>
      <text:p text:style-name="Preformatted_20_Text"><text:s text:c="12"/>}</text:p>
      <text:p text:style-name="Preformatted_20_Text"><text:s text:c="10"/>]</text:p>
      <text:p text:style-name="Preformatted_20_Text"><text:s text:c="8"/>},</text:p>
      <text:p text:style-name="Preformatted_20_Text"><text:s text:c="6"/>],</text:p>
      <text:p text:style-name="Preformatted_20_Text"><text:soft-page-break/><text:s text:c="6"/>"Sides": {</text:p>
      <text:p text:style-name="Preformatted_20_Text"><text:s text:c="8"/>"Plaintiffs": [ // список произвольной длины</text:p>
      <text:p text:style-name="Preformatted_20_Text"><text:s text:c="10"/>{</text:p>
      <text:p text:style-name="Preformatted_20_Text"><text:s text:c="12"/>"Type": "Истец",</text:p>
      <text:p text:style-name="Preformatted_20_Text"><text:s text:c="12"/>"Name": "Компания Галфис Оверсиз Лимитед",</text:p>
      <text:p text:style-name="Preformatted_20_Text"><text:s text:c="12"/>"Address": "127055, ул. Бутырский вал д. 68/70 стр. 4/5 Москва",</text:p>
      <text:p text:style-name="Preformatted_20_Text"><text:s text:c="12"/>"Inn": null,</text:p>
      <text:p text:style-name="Preformatted_20_Text"><text:s text:c="12"/>"Ogrn": null,</text:p>
      <text:p text:style-name="Preformatted_20_Text"><text:s text:c="12"/>"Okpo": null</text:p>
      <text:p text:style-name="Preformatted_20_Text"><text:s text:c="10"/>},</text:p>
      <text:p text:style-name="Preformatted_20_Text"><text:s text:c="8"/>],</text:p>
      <text:p text:style-name="Preformatted_20_Text"><text:s text:c="8"/>"Defendants": [ // список произвольной длины</text:p>
      <text:p text:style-name="Preformatted_20_Text"><text:s text:c="10"/>{</text:p>
      <text:p text:style-name="Preformatted_20_Text"><text:s text:c="12"/>"Type": "Ответчик",</text:p>
      <text:p text:style-name="Preformatted_20_Text"><text:s text:c="12"/>"Name": "ООО \"КОМПАНИЯ \"ФИНАНССТРОЙИНВЕСТМЕНТ\"",</text:p>
      <text:p text:style-name="Preformatted_20_Text"><text:s text:c="12"/>"Address": "107113, Россия, Москва, Сокольническая пл., д. 4А",</text:p>
      <text:p text:style-name="Preformatted_20_Text"><text:s text:c="12"/>"Inn": "7717532844",</text:p>
      <text:p text:style-name="Preformatted_20_Text"><text:s text:c="12"/>"Ogrn": "1057747067883",</text:p>
      <text:p text:style-name="Preformatted_20_Text"><text:s text:c="12"/>"Okpo": null</text:p>
      <text:p text:style-name="Preformatted_20_Text"><text:s text:c="10"/>},</text:p>
      <text:p text:style-name="Preformatted_20_Text"><text:s text:c="8"/>],</text:p>
      <text:p text:style-name="Preformatted_20_Text"><text:s text:c="8"/>"Third": [ // список произвольной длины</text:p>
      <text:p text:style-name="Preformatted_20_Text"><text:s text:c="10"/>{</text:p>
      <text:p text:style-name="Preformatted_20_Text"><text:s text:c="12"/>"Type": "Третье лицо",</text:p>
      <text:p text:style-name="Preformatted_20_Text"><text:s text:c="12"/>"Name": "Компания Демесне Инвестментс Лимитед",</text:p>
      <text:p text:style-name="Preformatted_20_Text"><text:s text:c="12"/>"Address": "115114, Дербеневская наб 11В Москва",</text:p>
      <text:p text:style-name="Preformatted_20_Text"><text:s text:c="12"/>"Inn": null,</text:p>
      <text:p text:style-name="Preformatted_20_Text"><text:s text:c="12"/>"Ogrn": null,</text:p>
      <text:p text:style-name="Preformatted_20_Text"><text:s text:c="12"/>"Okpo": null</text:p>
      <text:p text:style-name="Preformatted_20_Text"><text:s text:c="10"/>}</text:p>
      <text:p text:style-name="Preformatted_20_Text"><text:s text:c="8"/>],</text:p>
      <text:p text:style-name="Preformatted_20_Text"><text:s text:c="8"/>"Others": [ // список произвольной длины</text:p>
      <text:p text:style-name="Preformatted_20_Text"><text:s text:c="10"/>{</text:p>
      <text:p text:style-name="Preformatted_20_Text"><text:s text:c="12"/>"Type": "Заинтересованные лица",</text:p>
      <text:p text:style-name="Preformatted_20_Text"><text:s text:c="12"/>"Name": "Гурняк Я. Ф.",</text:p>
      <text:p text:style-name="Preformatted_20_Text"><text:s text:c="12"/>"Address": "Данные скрыты",</text:p>
      <text:p text:style-name="Preformatted_20_Text"><text:s text:c="12"/>"Inn": null,</text:p>
      <text:p text:style-name="Preformatted_20_Text"><text:s text:c="12"/>"Ogrn": null,</text:p>
      <text:p text:style-name="Preformatted_20_Text"><text:s text:c="12"/>"Okpo": null</text:p>
      <text:p text:style-name="Preformatted_20_Text"><text:s text:c="10"/>},</text:p>
      <text:p text:style-name="Preformatted_20_Text"><text:s text:c="8"/>]</text:p>
      <text:p text:style-name="Preformatted_20_Text"><text:s text:c="6"/>},</text:p>
      <text:p text:style-name="Preformatted_20_Text"><text:s text:c="4"/>},</text:p>
      <text:p text:style-name="Preformatted_20_Text">}</text:p>
      <text:p text:style-name="P50"/>
      <text:h text:style-name="Heading_20_3" text:outline-level="3"><text:bookmark-start text:name="__RefHeading__470_2005941783"/>Card/CaseDocuments<text:bookmark-end text:name="__RefHeading__470_2005941783"/></text:h>
      <text:p text:style-name="P50">Сведения о документах по делу.</text:p>
      <text:p text:style-name="P50">Предполагаю, мониторить необходимо только наличие документов, их даты и состояние.</text:p>
      <text:p text:style-name="P50"/>
      <text:p text:style-name="P50">Пример:</text:p>
      <text:p text:style-name="P50"/>
      <text:p text:style-name="Preformatted_20_Text">{</text:p>
      <text:p text:style-name="Preformatted_20_Text"><text:s text:c="4"/>"Documents": [ // список произвольной длины</text:p>
      <text:p text:style-name="Preformatted_20_Text"><text:s text:c="6"/>{</text:p>
      <text:p text:style-name="Preformatted_20_Text"><text:s text:c="8"/>"Id": "b634f834-7798-425f-bf02-ec71b2732fe0",</text:p>
      <text:p text:style-name="Preformatted_20_Text"><text:s text:c="8"/>"CaseId": "9da5fb46-e6a4-4b2f-94bc-0d966e2ffb53",</text:p>
      <text:p text:style-name="Preformatted_20_Text"><text:s text:c="8"/>"InstanceId": "7d07af56-22fd-4170-a485-88fad158a206",</text:p>
      <text:p text:style-name="Preformatted_20_Text"><text:s text:c="8"/>"Type": "Приложения",</text:p>
      <text:p text:style-name="Preformatted_20_Text"><text:soft-page-break/><text:s text:c="8"/>"ContentTypes": [</text:p>
      <text:p text:style-name="Preformatted_20_Text"><text:s text:c="10"/>"Приложение к заявлению о пересмотре судебного акта в порядке надзора"</text:p>
      <text:p text:style-name="Preformatted_20_Text"><text:s text:c="8"/>],</text:p>
      <text:p text:style-name="Preformatted_20_Text"><text:s text:c="8"/>"PublishDate": null,</text:p>
      <text:p text:style-name="Preformatted_20_Text"><text:s text:c="8"/>"DisplayDate": "29.05.2014",</text:p>
      <text:p text:style-name="Preformatted_20_Text"><text:s text:c="8"/>"AppealDate": null,</text:p>
      <text:p text:style-name="Preformatted_20_Text"><text:s text:c="8"/>"ActualDate": "2014-05-29T16:36:55",</text:p>
      <text:p text:style-name="Preformatted_20_Text"><text:s text:c="8"/>"Judges": [ // список произвольной длины</text:p>
      <text:p text:style-name="Preformatted_20_Text"><text:s text:c="10"/>{</text:p>
      <text:p text:style-name="Preformatted_20_Text"><text:s text:c="12"/>"Name": "Бобылёв М. П.",</text:p>
      <text:p text:style-name="Preformatted_20_Text"><text:s text:c="12"/>"Role": "Судья-докладчик"</text:p>
      <text:p text:style-name="Preformatted_20_Text"><text:s text:c="10"/>}</text:p>
      <text:p text:style-name="Preformatted_20_Text"><text:s text:c="8"/>],</text:p>
      <text:p text:style-name="Preformatted_20_Text"><text:s text:c="8"/>"Declarers": [ // список произвольной длины</text:p>
      <text:p text:style-name="Preformatted_20_Text"><text:s text:c="10"/>{</text:p>
      <text:p text:style-name="Preformatted_20_Text"><text:s text:c="12"/>"Organization": "Компания Башкорт АБ",</text:p>
      <text:p text:style-name="Preformatted_20_Text"><text:s text:c="12"/>"Address": "119017, ул. Большая Ордынка, д. 40, стр. 5, г. Москва, АБ \"Егоров, Пугинский, Афанасьев и партнеры\" (внимнию: А.С. Ванеева, Т.З. Абушахманова)",</text:p>
      <text:p text:style-name="Preformatted_20_Text"><text:s text:c="12"/>"Inn": null,</text:p>
      <text:p text:style-name="Preformatted_20_Text"><text:s text:c="12"/>"Ogrn": null,</text:p>
      <text:p text:style-name="Preformatted_20_Text"><text:s text:c="12"/>"Type": 0</text:p>
      <text:p text:style-name="Preformatted_20_Text"><text:s text:c="10"/>}</text:p>
      <text:p text:style-name="Preformatted_20_Text"><text:s text:c="8"/>],</text:p>
      <text:p text:style-name="Preformatted_20_Text"><text:s text:c="8"/>"HearingDate": null,</text:p>
      <text:p text:style-name="Preformatted_20_Text"><text:s text:c="8"/>"HearingPlace": null,</text:p>
      <text:p text:style-name="Preformatted_20_Text"><text:s text:c="8"/>"FileName": "",</text:p>
      <text:p text:style-name="Preformatted_20_Text"><text:s text:c="8"/>"IsDeleted": false,</text:p>
      <text:p text:style-name="Preformatted_20_Text"><text:s text:c="8"/>"DelDate": null,</text:p>
      <text:p text:style-name="Preformatted_20_Text"><text:s text:c="8"/>"WithAttachment": false,</text:p>
      <text:p text:style-name="Preformatted_20_Text"><text:s text:c="8"/>"HasSignature": false,</text:p>
      <text:p text:style-name="Preformatted_20_Text"><text:s text:c="6"/>},</text:p>
      <text:p text:style-name="Preformatted_20_Text">}</text:p>
      <text:p text:style-name="P50"/>
      <text:p text:style-name="P50">На текущий момент эти примеры данных адекватно обрисовывают количество доступной информации. Полагаю, надо как можно сильнее сократить перечень сохраняемых в БД атрибутов, чтобы максимально упростить разработку системы.</text:p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/>
    <style:font-face style:name="Droid Sans" svg:font-family="'Droid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roid Sans" fo:font-size="12pt" fo:language="ru" fo:country="RU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Droid Sans" fo:font-size="12pt" fo:language="ru" fo:country="RU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background-color="#e6e6ff">
        <style:background-image/>
      </style:paragraph-properties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ik </meta:initial-creator>
    <meta:creation-date>2014-05-29T19:50:31.165042805</meta:creation-date>
    <meta:generator>LibreOffice/4.1.4.2$Linux_X86_64 LibreOffice_project/0a0440ccc0227ad9829de5f46be37cfb6edcf72</meta:generator>
    <dc:date>2014-06-07T00:30:46.534537545</dc:date>
    <dc:creator>valik </dc:creator>
    <meta:editing-duration>PT5H54M27S</meta:editing-duration>
    <meta:editing-cycles>92</meta:editing-cycles>
    <meta:document-statistic meta:table-count="0" meta:image-count="0" meta:object-count="0" meta:page-count="13" meta:paragraph-count="546" meta:word-count="2628" meta:character-count="24151" meta:non-whitespace-character-count="18927"/>
  </office:meta>
</office:document-meta>
</file>